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4cm"/>
    </style:style>
    <style:style style:name="co2" style:family="table-column">
      <style:table-column-properties fo:break-before="auto" style:column-width="27.176cm"/>
    </style:style>
    <style:style style:name="co3" style:family="table-column">
      <style:table-column-properties fo:break-before="auto" style:column-width="17.9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676cm" fo:break-before="auto" style:use-optimal-row-height="true"/>
    </style:style>
    <style:style style:name="ro3" style:family="table-row">
      <style:table-row-properties style:row-height="4.888cm" fo:break-before="auto" style:use-optimal-row-height="true"/>
    </style:style>
    <style:style style:name="ro4" style:family="table-row">
      <style:table-row-properties style:row-height="4.08cm" fo:break-before="auto" style:use-optimal-row-height="true"/>
    </style:style>
    <style:style style:name="ro5" style:family="table-row">
      <style:table-row-properties style:row-height="2.464cm" fo:break-before="auto" style:use-optimal-row-height="true"/>
    </style:style>
    <style:style style:name="ro6" style:family="table-row">
      <style:table-row-properties style:row-height="4.484cm" fo:break-before="auto" style:use-optimal-row-height="true"/>
    </style:style>
    <style:style style:name="ro7" style:family="table-row">
      <style:table-row-properties style:row-height="3.272cm" fo:break-before="auto" style:use-optimal-row-height="true"/>
    </style:style>
    <style:style style:name="ro8" style:family="table-row">
      <style:table-row-properties style:row-height="1.656cm" fo:break-before="auto" style:use-optimal-row-height="true"/>
    </style:style>
    <style:style style:name="ro9" style:family="table-row">
      <style:table-row-properties style:row-height="2.86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rket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pert SEO</text:p>
          </table:table-cell>
          <table:table-cell office:value-type="string" calcext:value-type="string">
            <text:p>Vitesse de chargement du site</text:p>
            <text:p>ergonomie</text:p>
            <text:p>redaction web</text:p>
            <text:p>parcours navigation</text:p>
            <text:p>audit</text:p>
            <text:p>elaboration stratégie</text:p>
            <text:p>mise en place de la stratégie</text:p>
            <text:p>suivi</text:p>
            <text:p>Référencement</text:p>
          </table:table-cell>
          <table:table-cell office:value-type="string" calcext:value-type="string">
            <text:p>ADAPTATION</text:p>
            <text:p>CAPACITE D'ANALYSE</text:p>
            <text:p>SUIVI TENDANCE WEB</text:p>
          </table:table-cell>
        </table:table-row>
        <table:table-row table:style-name="ro3">
          <table:table-cell office:value-type="string" calcext:value-type="string">
            <text:p>Community Manager</text:p>
          </table:table-cell>
          <table:table-cell office:value-type="string" calcext:value-type="string">
            <text:p>mettre en place une stratégie social media</text:p>
            <text:p>développer la marque sur les réseaux sociaux </text:p>
            <text:p>événements (conception, mise en place,...)</text:p>
            <text:p>élaborer une identité visuelle</text:p>
            <text:p>créer du contenu</text:p>
            <text:p>construire une audience (intéraction avec ses membres)</text:p>
            <text:p>animer une communauté</text:p>
            <text:p>convertir l'audience en clients (fidéliser et acquérir de nouveaux clients)</text:p>
          </table:table-cell>
          <table:table-cell office:value-type="string" calcext:value-type="string">
            <text:p>AUTONOMIE</text:p>
            <text:p>REACTIVITE</text:p>
            <text:p>POLYVALENCE</text:p>
            <text:p>ECOUTE</text:p>
            <text:p>CURIOSITE</text:p>
            <text:p>MODERATEUR ET DIPLOMATE</text:p>
            <text:p>STRATEGE</text:p>
            <text:p>BON COMMUNIQUANT ET REDACTEUR</text:p>
            <text:p>NOTIONS DE GRAPHISME / DESIGN</text:p>
            <text:p>CULTURE WEB ET CONNAISSANCE DU SECTEUR DE L'ENTREPRISE</text:p>
            <text:p>COMPREHENSION DES MECANISMES COMMUNAUTAIRES</text:p>
            <text:p>CONNAISSANCE DU SOCIAL MEDIA OPTIMIZATION ET DES PRINCIPALE REGLES DU REFERENCEMENT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ST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esteur</text:p>
          </table:table-cell>
          <table:table-cell office:value-type="string" calcext:value-type="string">
            <text:p>Déceler les anomalies au fil du parcours du logiciel en opérant des vérifications précises sur les fonctionnalités, qui sont au préalable listées dans un cahier des charges.</text:p>
            <text:p>Mettre sur pied un planning de diagnostic des fonctionnalités, le suivre et le rendre accessible au client.</text:p>
            <text:p>Établir une tactique opérationnelle, créer des outils de test et d'analyse des résultats trouvés, dans le but de rédiger des bilans précis des logiciels étudiés.</text:p>
            <text:p>Veiller à ce que les modifications soient bien effectuées selon le cahier des charges.</text:p>
            <text:p>établit des stratégies</text:p>
            <text:p>élabore et exécute les tests</text:p>
            <text:p>analyse les résultats</text:p>
            <text:p>rédige des rapports</text:p>
            <text:p>transmet les anomalies détectés au développeur</text:p>
            <text:p>chargé des corrections</text:p>
          </table:table-cell>
          <table:table-cell office:value-type="string" calcext:value-type="string">
            <text:p>RIGUEUR</text:p>
            <text:p>CAPACITE DE CONCENTRATION</text:p>
            <text:p>AUTONOME</text:p>
            <text:p>TRAVAIL EN EQUIPE</text:p>
            <text:p>BON COMMUNICANT</text:p>
            <text:p>ORGANISATION</text:p>
            <text:p>PLANIFICATION ET SUIVI DE L'EVOLUTION DES TESTS ET COMPTE RENDU</text:p>
          </table:table-cell>
        </table:table-row>
        <table:table-row table:style-name="ro5">
          <table:table-cell office:value-type="string" calcext:value-type="string">
            <text:p>QA Manager</text:p>
          </table:table-cell>
          <table:table-cell office:value-type="string" calcext:value-type="string">
            <text:p>met en place tous les outils et les procédés pour tester les applications ou sprint qui sont développés</text:p>
            <text:p>intervient au sein d’une équipe de développement</text:p>
            <text:p>teste les réalisations des dev et améliore le produit fini. teste tout le périmètre pour s’assurer que le livrable fonctionne correctement. </text:p>
            <text:p>encadre, forme et accompagne les testeurs tout en mettant en place les outils sur lesquels vont travailler les équipes de test</text:p>
          </table:table-cell>
          <table:table-cell office:value-type="string" calcext:value-type="string">
            <text:p>COMMUNICATION</text:p>
            <text:p>LEADERSHIP</text:p>
            <text:p>TRAVAIL D'EQUIPE</text:p>
            <text:p>GESTION DU TEMPS</text:p>
            <text:p>ADAPTATION</text:p>
            <text:p>CAPACITE D'ANALYS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RODUIT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Chef de Produit</text:p>
          </table:table-cell>
          <table:table-cell office:value-type="string" calcext:value-type="string">
            <text:p>Prendre en charge le projet du cahier des charges </text:p>
            <text:p>Suivre la conception du projet (besoin client, spécification fonctionnelle, lotissements, livrables, critères de réception…)</text:p>
            <text:p>Piloter le projet en constituant, organisant, coordonnant et animant l'équipe projet selon le cahier des charges (demande du client, budget, délais…)</text:p>
            <text:p>Livrer le projet au niveau de qualité attendu par le client</text:p>
            <text:p>Assurer la rentabilité du projet</text:p>
            <text:p>Assurer le suivi auprès des clients</text:p>
            <text:p>Peut :</text:p>
            <text:p>Négocier des prestations avec des fournisseurs</text:p>
            <text:p>Participer à l'élaboration des réponses aux appels d'offres</text:p>
            <text:p>Evaluer et faire progresser les professionnels travaillant sur son projet</text:p>
            <text:p>Relire et assimiler les niveaux d'engagements traduits par le contrat</text:p>
          </table:table-cell>
          <table:table-cell office:value-type="string" calcext:value-type="string">
            <text:p>ANALYSE DES BESOINS</text:p>
            <text:p>GESTION DE PROJET</text:p>
            <text:p>ANIMATION DE REUNIONS ET CAPACITES DE REDACTION</text:p>
            <text:p>GESTION DU STRESS</text:p>
            <text:p>EVALUATION DES MEMBRES DE L'EQUIPE</text:p>
            <text:p>ANIMATION ET MOTIVATION D'UNE EQUIPE</text:p>
            <text:p>ECOUTE</text:p>
            <text:p>COMMUNICATION</text:p>
            <text:p>FORCE DE PROPOSITION</text:p>
            <text:p>ANTICIPATION</text:p>
            <text:p>FLEXIBILITE</text:p>
          </table:table-cell>
        </table:table-row>
        <table:table-row table:style-name="ro3">
          <table:table-cell office:value-type="string" calcext:value-type="string">
            <text:p>Product Owner</text:p>
          </table:table-cell>
          <table:table-cell office:value-type="string" calcext:value-type="string">
            <text:p>garanti que le projet répondra parfaitement aux attentes des usagers. </text:p>
            <text:p>pilote le développement itératif d’une solution. </text:p>
            <text:p>interprète les besoins des clients et les transforme en outils fonctionnels en étroite collaboration avec les développeurs, les UX designers, les graphistes</text:p>
            <text:p>Les projets dont il pilote la réalisation sont des outils digitaux tels que les sites, les applications ou encore les logiciels. </text:p>
            <text:p>travaille très méthodiquement en découpant le processus de création en plusieurs petites étapes de quelques semaines, étapes appelées itérations dans le milieu.</text:p>
            <text:p>s’assure que la solution qu’il apporte au projet répond aux besoins du client.</text:p>
            <text:p>coordinateur de toute la chaîne de production</text:p>
            <text:p>doit avoir une parfaite maîtrise des méthodologies agile</text:p>
            <text:p>définit et communique la vision du produit</text:p>
            <text:p>alimente le backlog du produit</text:p>
            <text:p>rédige des user stories</text:p>
            <text:p>accepte ou rejete les résultats</text:p>
          </table:table-cell>
          <table:table-cell office:value-type="string" calcext:value-type="string">
            <text:p>CAPACITE D'ECOUTE</text:p>
            <text:p>SENS DE LA NEGOCIATION</text:p>
            <text:p>RIGUEUR ET ORGANISATION</text:p>
            <text:p>AISANCE RELATIONNELLE</text:p>
            <text:p>MAÎTRISE DE LA METHODE SCRUM</text:p>
            <text:p>LEADERSHIP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I Designer</text:p>
          </table:table-cell>
          <table:table-cell office:value-type="string" calcext:value-type="string">
            <text:p>Se tenir au courant des tendances et nouvelles</text:p>
            <text:p>Analyse visuelle des concurrents et produits similaires.</text:p>
            <text:p>Création et maintenance d’une styleguide (voir un design system).</text:p>
            <text:p>Réalisation de maquettes (écrans non interactifs)</text:p>
            <text:p>Prototypage de moyennes et hautes fidélités (maquette avec les interactions et animations, en savoir plus).</text:p>
            <text:p>Tests des prototypes avec les utilisateurs.</text:p>
            <text:p>Préparations des assets pour le développement.</text:p>
            <text:p>Coordination avec les UX Designers et les développeurs (et les acteurs du projet en général)</text:p>
          </table:table-cell>
          <table:table-cell office:value-type="string" calcext:value-type="string">
            <text:p>Créativité</text:p>
            <text:p>Sens de l’observation</text:p>
            <text:p>Communication</text:p>
            <text:p>Curiosité</text:p>
            <text:p>Autodidaxie</text:p>
            <text:p>Empathie</text:p>
          </table:table-cell>
        </table:table-row>
        <table:table-row table:style-name="ro4">
          <table:table-cell office:value-type="string" calcext:value-type="string">
            <text:p>Graphiste</text:p>
          </table:table-cell>
          <table:table-cell office:value-type="string" calcext:value-type="string">
            <text:p>Conception et création graphique</text:p>
            <text:p>Mise en page </text:p>
            <text:p>Développement de concepts </text:p>
            <text:p>Création de maquettes</text:p>
            <text:p>Retouche photo</text:p>
            <text:p>Suivi de projet </text:p>
            <text:p>Respect de la charte graphique</text:p>
            <text:p>Connaissance des tendances</text:p>
            <text:p>Création de supports pour le web et le print</text:p>
            <text:p>Collaboration avec d’autres membres de l’équipe</text:p>
          </table:table-cell>
          <table:table-cell office:value-type="string" calcext:value-type="string">
            <text:p>Maîtrise des logiciels de graphisme</text:p>
            <text:p>Connaissance du design web (HTML, CSS, et d’autres)</text:p>
            <text:p>Connaissance de l’impression</text:p>
            <text:p>Sens artistiqu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Data Anlyst</text:p>
          </table:table-cell>
          <table:table-cell office:value-type="string" calcext:value-type="string">
            <text:p>Recueillir les data</text:p>
            <text:p>Les interpréter et les traduire</text:p>
            <text:p>Rendre compte de ses résultats</text:p>
          </table:table-cell>
          <table:table-cell office:value-type="string" calcext:value-type="string">
            <text:p>Connaissance des langages de programmation (Python, SQL, VBA ou R, par exemple) </text:p>
            <text:p>Connaissance des instruments de business intelligence </text:p>
            <text:p>Connaissance des DBMS (DataBase Management Systems) </text:p>
            <text:p>raisonnement analytique 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édaction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édacteur Web</text:p>
          </table:table-cell>
          <table:table-cell office:value-type="string" calcext:value-type="string">
            <text:p>Recherche et vérification de l’information.</text:p>
            <text:p>Hiérarchisation de l’information.</text:p>
            <text:p>Rédaction claire, fluide et organisée.</text:p>
            <text:p>Suivi des règles relatives au référencement naturel (SEO).</text:p>
            <text:p>Élaboration de contenus web variés (liens hypertextes, vidéos, photos…) en partenariat avec l’équipe éditoriale (responsables, infographistes, photographes…).</text:p>
            <text:p>Relecture et validation des contenus auprès des responsables.</text:p>
            <text:p>Participation à l’élaboration de la stratégie éditoriale.</text:p>
            <text:p>Proactivité</text:p>
            <text:p>Respect de la ligne éditoriale, des normes d’écriture et de la bonne pratique de la rédaction web.</text:p>
            <text:p>Veille approfondie sur ses sujets d’expertise et sur son secteur d’activité.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Equipe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Scrum Master</text:p>
          </table:table-cell>
          <table:table-cell office:value-type="string" calcext:value-type="string">
            <text:p>Veiller à ce que la méthodologie soit comprise par tous.</text:p>
            <text:p>Déterminer les futures opérations des prochaines 24 heures.</text:p>
            <text:p>Identifier et apporter une solution aux problèmes rencontrés.</text:p>
            <text:p>Organiser les réunions quotidiennes.</text:p>
            <text:p>Planifier et organiser le sprint.</text:p>
            <text:p>Etablir une revue du sprint, une fois celui-ci terminé.</text:p>
            <text:p>Dégager des points clé de cette revue.</text:p>
          </table:table-cell>
          <table:table-cell/>
        </table:table-row>
        <table:table-row table:style-name="ro4">
          <table:table-cell office:value-type="string" calcext:value-type="string">
            <text:p>Lead Tech/Dev</text:p>
          </table:table-cell>
          <table:table-cell office:value-type="string" calcext:value-type="string">
            <text:p>Analyse les contraintes et les besoins</text:p>
            <text:p>Supervise et assure le suivi technique des projets</text:p>
            <text:p>Mets en place et réalise les tests techniques, parfois en collaboration avec l’équipe QA</text:p>
            <text:p>S’assure de la qualité du code et resoud les problèmes rencontrés par son équipe</text:p>
            <text:p>Développe les parties les plus complexes du code</text:p>
            <text:p>Effectue une veille technologique permanente</text:p>
            <text:p>Rédige la documentation technique</text:p>
            <text:p>Diviser les rôles de chaque membre de son équipe technique en fonction de leur savoir-faire et les accompagner au quotidien</text:p>
            <text:p>Encadrer, coordonner, former et faire monter en compétence ses subordonnés en partageant ses connaissances.</text:p>
            <text:p>Motiver son équipe et leur imposer un rythme via des objectifs et deadlines.</text:p>
          </table:table-cell>
          <table:table-cell office:value-type="string" calcext:value-type="string">
            <text:p>avoir des compétences techniques </text:p>
            <text:p>avoir des connaissances en business (gestion du budget des projets) </text:p>
            <text:p>avoir des compétences en communication </text:p>
            <text:p>maîtriser les technologies </text:p>
            <text:p>maîtriser différents langages informatiques </text:p>
            <text:p>savoir gérer un projet informatique 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6">
          <table:table-cell office:value-type="string" calcext:value-type="string">
            <text:p>TRANSVERSE</text:p>
          </table:table-cell>
          <table:table-cell/>
          <table:table-cell office:value-type="string" calcext:value-type="string">
            <text:p>La patience</text:p>
            <text:p>La gestion du temps</text:p>
            <text:p>La communication</text:p>
            <text:p>L’esprit d’entraide / esprit d’équipe</text:p>
            <text:p>La curiosité / Envie d'apprendre </text:p>
            <text:p>L’esprit d’analyse</text:p>
            <text:p>L’esprit critique</text:p>
            <text:p>L’humilité</text:p>
            <text:p>La remise en question</text:p>
            <text:p>Autonomie</text:p>
            <text:p>Communication orale et écr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/00/0000</text:date>, <text:time style:data-style-name="N2" text:time-value="10:05:42.8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6T10:01:18.355000000</meta:creation-date>
    <dc:date>2024-02-06T10:10:28.388000000</dc:date>
    <meta:editing-duration>PT8M36S</meta:editing-duration>
    <meta:editing-cycles>2</meta:editing-cycles>
    <meta:generator>LibreOffice/7.3.3.2$Windows_X86_64 LibreOffice_project/d1d0ea68f081ee2800a922cac8f79445e4603348</meta:generator>
    <meta:document-statistic meta:table-count="1" meta:cell-count="43" meta:object-count="0"/>
  </office:meta>
</office:document-meta>
</file>